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ler" svg:font-family="Aller" style:font-pitch="variable"/>
    <style:font-face style:name="Aller Display" svg:font-family="'Aller Display'" style:font-pitch="variable"/>
    <style:font-face style:name="Amble" svg:font-family="Amble" style:font-pitch="variable"/>
    <style:font-face style:name="AnuDaw" svg:font-family="AnuDaw" style:font-pitch="variable"/>
    <style:font-face style:name="Bitter" svg:font-family="Bitter" style:font-pitch="variable"/>
    <style:font-face style:name="Josefin Slab" svg:font-family="'Josefin Slab'" style:font-pitch="variable"/>
    <style:font-face style:name="Noticia Text" svg:font-family="'Noticia Text'" style:font-pitch="variable"/>
    <style:font-face style:name="Operating instructions" svg:font-family="'Operating instructions'" style:font-pitch="variable"/>
    <style:font-face style:name="Universal fruitcake" svg:font-family="'Universal fruitcak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strich Sans Inline" svg:font-family="'Ostrich Sans Inlin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mble" fo:font-size="15pt" officeooo:rsid="000c1425" officeooo:paragraph-rsid="000c1425" style:font-size-asian="15pt" style:font-size-complex="15pt"/>
    </style:style>
    <style:style style:name="P2" style:family="paragraph" style:parent-style-name="Standard">
      <style:text-properties style:font-name="Bitter" fo:font-size="15pt" officeooo:rsid="000c1425" officeooo:paragraph-rsid="000c1425" style:font-size-asian="15pt" style:font-size-complex="15pt"/>
    </style:style>
    <style:style style:name="P3" style:family="paragraph" style:parent-style-name="Standard">
      <style:text-properties style:font-name="Bitter" fo:font-size="15pt" officeooo:rsid="000ff6d3" officeooo:paragraph-rsid="000ff6d3" style:font-size-asian="15pt" style:font-size-complex="15pt"/>
    </style:style>
    <style:style style:name="P4" style:family="paragraph" style:parent-style-name="Standard">
      <style:text-properties style:font-name="Josefin Slab" fo:font-size="15pt" officeooo:rsid="000c1425" officeooo:paragraph-rsid="000c1425" style:font-size-asian="15pt" style:font-size-complex="15pt"/>
    </style:style>
    <style:style style:name="P5" style:family="paragraph" style:parent-style-name="Standard">
      <style:text-properties style:font-name="Josefin Slab" fo:font-size="15pt" fo:font-weight="bold" officeooo:rsid="000c1425" officeooo:paragraph-rsid="000c1425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Josefin Slab" fo:font-size="15pt" fo:font-weight="normal" officeooo:rsid="000c1425" officeooo:paragraph-rsid="000c1425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Noticia Text" fo:font-size="15pt" officeooo:rsid="000c1425" officeooo:paragraph-rsid="000c1425" style:font-size-asian="15pt" style:font-size-complex="15pt"/>
    </style:style>
    <style:style style:name="P8" style:family="paragraph" style:parent-style-name="Standard">
      <style:text-properties style:font-name="Noticia Text" fo:font-size="15pt" officeooo:rsid="000c1425" officeooo:paragraph-rsid="000e0b36" style:font-size-asian="15pt" style:font-size-complex="15pt"/>
    </style:style>
    <style:style style:name="P9" style:family="paragraph" style:parent-style-name="Standard">
      <style:text-properties style:font-name="Aller" fo:font-size="15pt" officeooo:rsid="000c1425" officeooo:paragraph-rsid="000e0b36" style:font-size-asian="15pt" style:font-size-complex="15pt"/>
    </style:style>
    <style:style style:name="P10" style:family="paragraph" style:parent-style-name="Standard">
      <style:text-properties style:font-name="Aller" fo:font-size="15pt" officeooo:rsid="000e0b36" officeooo:paragraph-rsid="000e0b36" style:font-size-asian="15pt" style:font-size-complex="15pt"/>
    </style:style>
    <style:style style:name="P11" style:family="paragraph" style:parent-style-name="Standard">
      <style:text-properties style:font-name="Aller Display" fo:font-size="15pt" officeooo:rsid="000c1425" officeooo:paragraph-rsid="000e0b36" style:font-size-asian="15pt" style:font-size-complex="15pt"/>
    </style:style>
    <style:style style:name="P12" style:family="paragraph" style:parent-style-name="Standard">
      <style:text-properties style:font-name="Aller Display" fo:font-size="15pt" officeooo:rsid="000e0b36" officeooo:paragraph-rsid="000e0b36" style:font-size-asian="15pt" style:font-size-complex="15pt"/>
    </style:style>
    <style:style style:name="P13" style:family="paragraph" style:parent-style-name="Standard">
      <style:text-properties style:font-name="AnuDaw" fo:font-size="15pt" officeooo:rsid="000c1425" officeooo:paragraph-rsid="000e0b36" style:font-size-asian="15pt" style:font-size-complex="15pt"/>
    </style:style>
    <style:style style:name="P14" style:family="paragraph" style:parent-style-name="Standard">
      <style:text-properties style:font-name="AnuDaw" fo:font-size="15pt" officeooo:rsid="000e0b36" officeooo:paragraph-rsid="000e0b36" style:font-size-asian="15pt" style:font-size-complex="15pt"/>
    </style:style>
    <style:style style:name="P15" style:family="paragraph" style:parent-style-name="Standard">
      <style:text-properties style:font-name="Operating instructions" fo:font-size="22pt" officeooo:rsid="000e0b36" officeooo:paragraph-rsid="000e0b36" style:font-size-asian="22pt" style:font-size-complex="22pt"/>
    </style:style>
    <style:style style:name="P16" style:family="paragraph" style:parent-style-name="Standard">
      <style:text-properties style:font-name="Operating instructions" fo:font-size="22pt" officeooo:rsid="000c1425" officeooo:paragraph-rsid="000e0b36" style:font-size-asian="22pt" style:font-size-complex="22pt"/>
    </style:style>
    <style:style style:name="P17" style:family="paragraph" style:parent-style-name="Standard">
      <style:text-properties style:font-name="Ostrich Sans Inline" fo:font-size="28pt" fo:font-weight="normal" officeooo:rsid="000e0b36" officeooo:paragraph-rsid="000e0b36" style:font-size-asian="28pt" style:font-weight-asian="normal" style:font-size-complex="28pt" style:font-weight-complex="normal"/>
    </style:style>
    <style:style style:name="P18" style:family="paragraph" style:parent-style-name="Standard">
      <style:text-properties style:font-name="Ostrich Sans Inline" fo:font-size="28pt" fo:font-weight="normal" officeooo:rsid="000c1425" officeooo:paragraph-rsid="000e0b36" style:font-size-asian="28pt" style:font-weight-asian="normal" style:font-size-complex="28pt" style:font-weight-complex="normal"/>
    </style:style>
    <style:style style:name="P19" style:family="paragraph" style:parent-style-name="Standard">
      <style:text-properties style:font-name="Universal fruitcake" fo:font-size="15pt" officeooo:rsid="000e0b36" officeooo:paragraph-rsid="000e0b36" style:font-size-asian="15pt" style:font-size-complex="15pt"/>
    </style:style>
    <style:style style:name="P20" style:family="paragraph" style:parent-style-name="Standard">
      <style:text-properties style:font-name="Universal fruitcake" fo:font-size="15pt" officeooo:rsid="000c1425" officeooo:paragraph-rsid="000e0b36" style:font-size-asian="15pt" style:font-size-complex="15pt"/>
    </style:style>
    <style:style style:name="P21" style:family="paragraph" style:parent-style-name="Standard">
      <style:text-properties style:font-name="Universal fruitcake" fo:font-size="15pt" fo:font-weight="normal" officeooo:rsid="000c1425" officeooo:paragraph-rsid="000e0b36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DejaVu Sans" fo:font-size="15pt" officeooo:rsid="000c1425" officeooo:paragraph-rsid="000ff6d3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b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ITTER</text:p>
      <text:p text:style-name="P22">RIVERSIDE BAKERY</text:p>
      <text:p text:style-name="P22">Riverside Bakery</text:p>
      <text:p text:style-name="P22">Home</text:p>
      <text:p text:style-name="P22">HOME <text:tab/> <text:span text:style-name="T2">BREADS<text:tab/>SKILL SHARING<text:tab/>SUBSCRIPTION<text:tab/>BLOG</text:span></text:p>
      <text:p text:style-name="P2"/>
      <text:p text:style-name="P2">BITTER</text:p>
      <text:p text:style-name="P2">RIVERSIDE BAKERY</text:p>
      <text:p text:style-name="P2">Riverside Bakery</text:p>
      <text:p text:style-name="P2">Home</text:p>
      <text:p text:style-name="P2">HOME <text:tab/> <text:span text:style-name="T2">BREADS<text:tab/>SKILL SHARING<text:tab/>SUBSCRIPTION<text:tab/>BLOG</text:span></text:p>
      <text:p text:style-name="P3"/>
      <text:p text:style-name="P2"/>
      <text:p text:style-name="P1">AMBLE</text:p>
      <text:p text:style-name="P1">RIVERSIDE BAKERY</text:p>
      <text:p text:style-name="P1">Riverside Bakery</text:p>
      <text:p text:style-name="P1">Home</text:p>
      <text:p text:style-name="P1">HOME<text:tab/><text:span text:style-name="T2">BREADS<text:tab/>SKILL SHARING<text:tab/>SUBCRIPTION<text:tab/>BLOG</text:span></text:p>
      <text:p text:style-name="P1"/>
      <text:p text:style-name="P4">JOSEFIN SLAB</text:p>
      <text:p text:style-name="P4"><text:span text:style-name="T1">RIVERSIDE</text:span> BAKERY</text:p>
      <text:p text:style-name="P4">Riverside Bakery</text:p>
      <text:p text:style-name="P4">Home</text:p>
      <text:p text:style-name="P6">HOM<text:span text:style-name="T2">E<text:tab/>BREADS<text:tab/>SKILL SHARING<text:tab/>SUBSCRIPTION<text:tab/>BLOG</text:span></text:p>
      <text:p text:style-name="P5"/>
      <text:p text:style-name="P7">NOTICIA TEXT</text:p>
      <text:p text:style-name="P7">RIVERSIDE BAKERY</text:p>
      <text:p text:style-name="P7">Riverside Bakery</text:p>
      <text:p text:style-name="P7">Home</text:p>
      <text:p text:style-name="P7">HOME<text:tab/><text:span text:style-name="T2">BREADS<text:tab/>SKILL SHARING<text:tab/>SUBCRIPTION<text:tab/>BLOG</text:span></text:p>
      <text:p text:style-name="P2"/>
      <text:p text:style-name="P10">ALLER</text:p>
      <text:p text:style-name="P9">RIVERSIDE BAKERY</text:p>
      <text:p text:style-name="P9">Riverside Bakery</text:p>
      <text:p text:style-name="P9">Home</text:p>
      <text:p text:style-name="P9">HOME<text:tab/><text:span text:style-name="T2">BREADS<text:tab/>SKILL SHARING<text:tab/>SUBCRIPTION<text:tab/>BLOG</text:span></text:p>
      <text:p text:style-name="P8"/>
      <text:p text:style-name="P12">ALLER DISPLAY</text:p>
      <text:p text:style-name="P11"><text:soft-page-break/>RIVERSIDE BAKERY</text:p>
      <text:p text:style-name="P11">Riverside Bakery</text:p>
      <text:p text:style-name="P11">Home</text:p>
      <text:p text:style-name="P11">HOME<text:tab/><text:span text:style-name="T2">BREADS<text:tab/>SKILL SHARING<text:tab/>SUBCRIPTION<text:tab/>BLOG</text:span></text:p>
      <text:p text:style-name="P8"/>
      <text:p text:style-name="P8"/>
      <text:p text:style-name="P14">ANU DAW</text:p>
      <text:p text:style-name="P13">RIVERSIDE BAKERY</text:p>
      <text:p text:style-name="P13">Riverside Bakery</text:p>
      <text:p text:style-name="P13">Home</text:p>
      <text:p text:style-name="P13">HOME<text:tab/><text:span text:style-name="T2">BREADS<text:tab/>SKILL SHARING<text:tab/>SUBCRIPTION<text:tab/>BLOG</text:span></text:p>
      <text:p text:style-name="P13"/>
      <text:p text:style-name="P15">OPERATING INSTRUCTIONS</text:p>
      <text:p text:style-name="P16">RIVERSIDE BAKERY</text:p>
      <text:p text:style-name="P16">Riverside Bakery</text:p>
      <text:p text:style-name="P16">Home</text:p>
      <text:p text:style-name="P16">HOME<text:tab/><text:span text:style-name="T2">BREADS<text:tab/>SKILL SHARING<text:tab/>SUBCRIPTION<text:tab/>BLOG</text:span></text:p>
      <text:p text:style-name="P16"/>
      <text:p text:style-name="P17">OSTRICH SANS INLINE</text:p>
      <text:p text:style-name="P18">RIVERSIDE BAKERY</text:p>
      <text:p text:style-name="P18">Riverside Bakery</text:p>
      <text:p text:style-name="P18">Home</text:p>
      <text:p text:style-name="P18">HOME<text:tab/><text:span text:style-name="T2">BREADS<text:tab/>SKILL SHARING<text:tab/>SUBCRIPTION<text:tab/>BLOG</text:span></text:p>
      <text:p text:style-name="P18"/>
      <text:p text:style-name="P19">UNIVERSAL FRUITCAKE</text:p>
      <text:p text:style-name="P20">RIVERSIDE BAKERY</text:p>
      <text:p text:style-name="P20">Riverside Bakery</text:p>
      <text:p text:style-name="P20">Home</text:p>
      <text:p text:style-name="P21"><text:soft-page-break/>HOME<text:tab/><text:span text:style-name="T2">BREADS<text:tab/>SKILL SHARING<text:tab/>SUBCRIPTION<text:tab/>B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ler" svg:font-family="Aller" style:font-pitch="variable"/>
    <style:font-face style:name="Aller Display" svg:font-family="'Aller Display'" style:font-pitch="variable"/>
    <style:font-face style:name="Amble" svg:font-family="Amble" style:font-pitch="variable"/>
    <style:font-face style:name="AnuDaw" svg:font-family="AnuDaw" style:font-pitch="variable"/>
    <style:font-face style:name="Bitter" svg:font-family="Bitter" style:font-pitch="variable"/>
    <style:font-face style:name="Josefin Slab" svg:font-family="'Josefin Slab'" style:font-pitch="variable"/>
    <style:font-face style:name="Noticia Text" svg:font-family="'Noticia Text'" style:font-pitch="variable"/>
    <style:font-face style:name="Operating instructions" svg:font-family="'Operating instructions'" style:font-pitch="variable"/>
    <style:font-face style:name="Universal fruitcake" svg:font-family="'Universal fruitcak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strich Sans Inline" svg:font-family="'Ostrich Sans Inlin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gharg </meta:initial-creator>
    <meta:creation-date>2015-10-20T10:45:40.511820875</meta:creation-date>
    <dc:date>2015-11-02T20:38:32.007108252</dc:date>
    <dc:creator>Laugharg </dc:creator>
    <meta:editing-duration>PT17M2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55" meta:word-count="140" meta:character-count="991" meta:non-whitespace-character-count="902"/>
  </office:meta>
</office:document-meta>
</file>